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3.752cm"/>
    </style:style>
    <style:style style:name="co14" style:family="table-column">
      <style:table-column-properties fo:break-before="auto" style:column-width="1.392cm"/>
    </style:style>
    <style:style style:name="co15" style:family="table-column">
      <style:table-column-properties fo:break-before="auto" style:column-width="3.237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0.797cm"/>
    </style:style>
    <style:style style:name="co20" style:family="table-column">
      <style:table-column-properties fo:break-before="auto" style:column-width="2.51cm"/>
    </style:style>
    <style:style style:name="co21" style:family="table-column">
      <style:table-column-properties fo:break-before="auto" style:column-width="2.84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128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7.897cm"/>
    </style:style>
    <style:style style:name="co26" style:family="table-column">
      <style:table-column-properties fo:break-before="auto" style:column-width="6.082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2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er_5f_default" style:data-style-name="N114"/>
    <style:style style:name="ce2" style:family="table-cell" style:parent-style-name="transparent_5f_fiat" style:data-style-name="N114"/>
    <style:style style:name="ce123" style:family="table-cell" style:parent-style-name="transparent_5f_crypto">
      <style:table-cell-properties fo:background-color="transparent"/>
    </style:style>
    <style:style style:name="ce4" style:family="table-cell" style:parent-style-name="transparent_5f_border_5f_fiat" style:data-style-name="N114"/>
    <style:style style:name="ce5" style:family="table-cell" style:parent-style-name="taxable_5f_event_5f_fiat" style:data-style-name="N114"/>
    <style:style style:name="ce6" style:family="table-cell" style:parent-style-name="taxable_5f_event_5f_border_5f_fiat" style:data-style-name="N114"/>
    <style:style style:name="ce7" style:family="table-cell" style:parent-style-name="taxable_5f_event_5f_alt_5f_fiat" style:data-style-name="N114"/>
    <style:style style:name="ce8" style:family="table-cell" style:parent-style-name="taxable_5f_event_5f_alt_5f_border_5f_fiat" style:data-style-name="N114"/>
    <style:style style:name="ce9" style:family="table-cell" style:parent-style-name="acquired_5f_lot_5f_fiat" style:data-style-name="N114"/>
    <style:style style:name="ce10" style:family="table-cell" style:parent-style-name="acquired_5f_lot_5f_border_5f_fiat" style:data-style-name="N114"/>
    <style:style style:name="ce11" style:family="table-cell" style:parent-style-name="acquired_5f_lot_5f_alt_5f_fiat" style:data-style-name="N114"/>
    <style:style style:name="ce12" style:family="table-cell" style:parent-style-name="acquired_5f_lot_5f_alt_5f_border_5f_fiat" style:data-style-name="N114"/>
    <style:style style:name="ce13" style:family="table-cell" style:parent-style-name="highlighted_5f_fiat" style:data-style-name="N114"/>
    <style:style style:name="ce14" style:family="table-cell" style:parent-style-name="highlighted_5f_border_5f_fiat" style:data-style-name="N114"/>
    <style:style style:name="ce15" style:family="table-cell" style:parent-style-name="taxable_5f_event_5f_note_5f_fiat" style:data-style-name="N114"/>
    <style:style style:name="ce16" style:family="table-cell" style:parent-style-name="taxable_5f_event_5f_note_5f_border_5f_fiat" style:data-style-name="N114"/>
    <style:style style:name="ce17" style:family="table-cell" style:parent-style-name="acquired_5f_lot_5f_note_5f_fiat" style:data-style-name="N114"/>
    <style:style style:name="ce18" style:family="table-cell" style:parent-style-name="acquired_5f_lot_5f_note_5f_border_5f_fiat" style:data-style-name="N114"/>
    <style:style style:name="ce19" style:family="table-cell" style:parent-style-name="bold_5f_fiat" style:data-style-name="N114"/>
    <style:style style:name="ce20" style:family="table-cell" style:parent-style-name="bold_5f_border_5f_fiat" style:data-style-name="N114"/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6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353cm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127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.881cm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This report format is similar to that of the US IRS form 8949. Note it is NOT a form required by Revenue Ireland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[prefix]_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2015/01/01</text:p>
          </table:table-cell>
          <table:table-cell table:style-name="taxable_event_note_default" office:value-type="string">
            <text:p>2015/01/01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2015/01/01</text:p>
          </table:table-cell>
          <table:table-cell table:style-name="taxable_event_note_default" office:value-type="string">
            <text:p>2015/01/01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2019/01/01</text:p>
          </table:table-cell>
          <table:table-cell table:style-name="taxable_event_note_border_default" office:value-type="string">
            <text:p>2020/01/11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1/01</text:p>
          </table:table-cell>
          <table:table-cell table:style-name="taxable_event_note_default" office:value-type="string">
            <text:p>2020/02/11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7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2/01</text:p>
          </table:table-cell>
          <table:table-cell table:style-name="taxable_event_note_default" office:value-type="string">
            <text:p>2020/06/11</text:p>
          </table:table-cell>
          <table:table-cell table:style-name="taxable_event_note_fiat" office:value="5403.5" office:value-type="float"/>
          <table:table-cell table:style-name="acquired_lot_note_fiat" office:value="39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07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27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4: 0.27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2/01</text:p>
          </table:table-cell>
          <table:table-cell table:style-name="taxable_event_note_default" office:value-type="string">
            <text:p>2020/06/11</text:p>
          </table:table-cell>
          <table:table-cell table:style-name="taxable_event_note_fiat" office:value="6003.888888888889" office:value-type="float"/>
          <table:table-cell table:style-name="acquired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03.888888888888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4: 0.30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3/01</text:p>
          </table:table-cell>
          <table:table-cell table:style-name="taxable_event_note_default" office:value-type="string">
            <text:p>2020/06/11</text:p>
          </table:table-cell>
          <table:table-cell table:style-name="taxable_event_note_fiat" office:value="2001.2962962962963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01.2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4: 0.10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5/01</text:p>
          </table:table-cell>
          <table:table-cell table:style-name="taxable_event_note_default" office:value-type="string">
            <text:p>2020/06/11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4/4: 0.41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5/01</text:p>
          </table:table-cell>
          <table:table-cell table:style-name="taxable_event_note_default" office:value-type="string">
            <text:p>2020/06/11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1/11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4: 1.50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2/11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4: 0.20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6/11</text:p>
          </table:table-cell>
          <table:table-cell table:style-name="taxable_event_note_fiat" office:value="7404.7962962962965" office:value-type="float"/>
          <table:table-cell table:style-name="acquired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8.79629629629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4: 0.37000000 of 0.5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3: 0.37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6/11</text:p>
          </table:table-cell>
          <table:table-cell table:style-name="taxable_event_note_fiat" office:value="6003.888888888889" office:value-type="float"/>
          <table:table-cell table:style-name="acquired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03.888888888888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30000000 of 0.3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3: 0.30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0/06/11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41000000 of 1.08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0/06/11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2019/01/01</text:p>
          </table:table-cell>
          <table:table-cell table:style-name="taxable_event_note_border_default" office:value-type="string">
            <text:p>2020/01/11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9/01/01</text:p>
          </table:table-cell>
          <table:table-cell table:style-name="taxable_event_note_default" office:value-type="string">
            <text:p>2020/02/11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7404.7962962962965" office:value-type="float"/>
          <table:table-cell table:style-name="acquired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8.7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37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37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6003.888888888889" office:value-type="float"/>
          <table:table-cell table:style-name="acquired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03.888888888888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30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41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Default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2/01</text:p>
          </table:table-cell>
          <table:table-cell table:style-name="taxable_event_note_default" office:value-type="string">
            <text:p>2020/04/12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2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2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1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9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2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1562.0" office:value-type="float"/>
          <table:table-cell table:style-name="acquired_lot_note_fiat" office:value="162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11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1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29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142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01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9/01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29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142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01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2015/01/01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15/01/01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2020/01/01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1/01</text:p>
          </table:table-cell>
          <table:table-cell table:style-name="taxable_event_note_default" office:value-type="string">
            <text:p>2020/01/21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2/01</text:p>
          </table:table-cell>
          <table:table-cell table:style-name="taxable_event_note_default" office:value-type="string">
            <text:p>2020/05/21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5/01</text:p>
          </table:table-cell>
          <table:table-cell table:style-name="taxable_event_note_default" office:value-type="string">
            <text:p>2020/07/21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1/21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5/21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0/07/21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9/01/01</text:p>
          </table:table-cell>
          <table:table-cell table:style-name="taxable_event_note_default" office:value-type="string">
            <text:p>2020/01/21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5/21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7/21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6P0"/>
    </number:currency-style>
    <number:currency-style style:name="N122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24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3T07:00:42.647873</dc:date>
    <meta:editing-duration>P1DT11H20M19S</meta:editing-duration>
    <meta:editing-cycles>126</meta:editing-cycles>
    <meta:generator>http://pypi.python.org/pypi/ezodf/0.1.0$Python3.10.12 (main, Nov 20 2023, 15:14:05) [GCC 11.4.0]</meta:generator>
    <meta:document-statistic meta:table-count="13" meta:cell-count="354" meta:object-count="0"/>
  </office:meta>
</office:document-meta>
</file>